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14cm" fo:min-width="0cm" fo:padding-top="0.165cm" fo:padding-bottom="0.165cm" fo:padding-left="0.29cm" fo:padding-right="0.29cm" fo:wrap-option="wrap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9.386cm" fo:min-width="0cm" fo:padding-top="0.165cm" fo:padding-bottom="0.165cm" fo:padding-left="0.29cm" fo:padding-right="0.29cm" fo:wrap-option="wrap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cm" fo:min-width="0cm" fo:padding-top="0.165cm" fo:padding-bottom="0.165cm" fo:padding-left="0.29cm" fo:padding-right="0.29cm" fo:wrap-option="wrap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1.804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5.25cm"/>
      <style:paragraph-properties style:writing-mode="lr-tb"/>
    </style:style>
    <style:style style:name="P1" style:family="paragraph">
      <style:text-properties style:font-name="FreeMono"/>
    </style:style>
    <style:style style:name="P2" style:family="paragraph">
      <loext:graphic-properties draw:fill="none" draw:fill-color="#ffffff"/>
      <style:text-properties style:font-name="Free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5cm" svg:height="1.521cm" svg:x="0.1cm" svg:y="0.35cm">
          <draw:text-box>
            <text:p text:style-name="P1"><text:span text:style-name="T1">https://nominatim.openstreetmap.org/search?q=10+Downing+Street&amp;format=jsonv2</text:span></text:p>
          </draw:text-box>
        </draw:frame>
        <draw:custom-shape draw:style-name="gr2" draw:text-style-name="P3" draw:layer="layout" svg:width="1cm" svg:height="3cm" draw:transform="rotate (-1.5707963267949) translate (3.35cm 1.164cm)">
          <text:p/>
          <draw:enhanced-geometry svg:viewBox="0 0 21600 21600" draw:glue-points="0 0 0 21600 21600 10800" draw:text-areas="0 ?f9 7800 ?f10" draw:mirror-horizontal="false" draw:mirror-vertical="false" draw:type="right-brace" draw:modifiers="1800 10984.514721919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1cm" svg:height="10.25cm" draw:transform="rotate (-1.5707963267949) translate (13.6cm 1.165cm)">
          <text:p/>
          <draw:enhanced-geometry svg:viewBox="0 0 21600 21600" draw:glue-points="0 0 0 21600 21600 10800" draw:text-areas="0 ?f9 7800 ?f10" draw:type="right-brace" draw:modifiers="1800 8323.0904302019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1cm" svg:height="2.7cm" draw:transform="rotate (-1.5707963267949) translate (16.35cm 1.166cm)">
          <text:p/>
          <draw:enhanced-geometry svg:viewBox="0 0 21600 21600" draw:glue-points="0 0 0 21600 21600 10800" draw:text-areas="0 ?f9 7800 ?f10" draw:mirror-horizontal="false" draw:mirror-vertical="false" draw:type="right-brace" draw:modifiers="1800 8029.0262865605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1cm" svg:height="12.8cm" draw:transform="rotate (-1.5707963267949) translate (29.25cm 1.167cm)">
          <text:p/>
          <draw:enhanced-geometry svg:viewBox="0 0 21600 21600" draw:glue-points="0 0 0 21600 21600 10800" draw:text-areas="0 ?f9 7800 ?f10" draw:type="right-brace" draw:modifiers="1800 10984.514721919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5.75cm" svg:height="3cm" svg:x="0.45cm" svg:y="2.35cm">
          <text:p text:style-name="P4"><text:span text:style-name="T2">Protocol:</text:span><text:span text:style-name="T3"> Web requests use HTTPS or HTT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5cm" svg:height="3cm" svg:x="7.183cm" svg:y="2.35cm">
          <text:p text:style-name="P4"><text:span text:style-name="T2">Domain:</text:span><text:span text:style-name="T3"> The website the request is made t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5cm" svg:height="3cm" svg:x="13.917cm" svg:y="2.35cm">
          <text:p text:style-name="P4"><text:span text:style-name="T2">Path:</text:span><text:span text:style-name="T3"> The path to the resource within the websi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5cm" svg:height="3cm" svg:x="20.65cm" svg:y="2.35cm">
          <text:p text:style-name="P4"><text:span text:style-name="T2">Parameters:</text:span><text:span text:style-name="T3"> Additional options for the reque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2T17:58:37.137246660</meta:creation-date>
    <dc:date>2024-01-12T18:11:50.859815556</dc:date>
    <meta:editing-duration>PT49S</meta:editing-duration>
    <meta:editing-cycles>1</meta:editing-cycles>
    <meta:document-statistic meta:object-count="9"/>
    <meta:generator>LibreOffice/7.3.7.2$Linux_X86_64 LibreOffice_project/30$Build-2</meta:generator>
  </office:meta>
</office:document-meta>
</file>